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6.925in" fo:break-before="page" table:align="margins" style:may-break-between-rows="false" style:writing-mode="lr-tb"/>
    </style:style>
    <style:style style:name="Instructions.A" style:family="table-column">
      <style:table-column-properties style:column-width="1.4493in" style:rel-column-width="13715*"/>
    </style:style>
    <style:style style:name="Instructions.B" style:family="table-column">
      <style:table-column-properties style:column-width="0.8069in" style:rel-column-width="7636*"/>
    </style:style>
    <style:style style:name="Instructions.C" style:family="table-column">
      <style:table-column-properties style:column-width="0.8861in" style:rel-column-width="8385*"/>
    </style:style>
    <style:style style:name="Instructions.D" style:family="table-column">
      <style:table-column-properties style:column-width="0.8167in" style:rel-column-width="7728*"/>
    </style:style>
    <style:style style:name="Instructions.E" style:family="table-column">
      <style:table-column-properties style:column-width="0.734in" style:rel-column-width="6946*"/>
    </style:style>
    <style:style style:name="Instructions.F" style:family="table-column">
      <style:table-column-properties style:column-width="0.7271in" style:rel-column-width="6880*"/>
    </style:style>
    <style:style style:name="Instructions.G" style:family="table-column">
      <style:table-column-properties style:column-width="0.5014in" style:rel-column-width="4744*"/>
    </style:style>
    <style:style style:name="Instructions.I" style:family="table-column">
      <style:table-column-properties style:column-width="0.5028in" style:rel-column-width="4757*"/>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6.916in" table:align="left" style:may-break-between-rows="false" style:writing-mode="lr-tb"/>
    </style:style>
    <style:style style:name="Table2.A" style:family="table-column">
      <style:table-column-properties style:column-width="1.1347in"/>
    </style:style>
    <style:style style:name="Table2.B" style:family="table-column">
      <style:table-column-properties style:column-width="0.6215in"/>
    </style:style>
    <style:style style:name="Table2.C" style:family="table-column">
      <style:table-column-properties style:column-width="0.7743in"/>
    </style:style>
    <style:style style:name="Table2.D" style:family="table-column">
      <style:table-column-properties style:column-width="0.7201in"/>
    </style:style>
    <style:style style:name="Table2.E" style:family="table-column">
      <style:table-column-properties style:column-width="0.6222in"/>
    </style:style>
    <style:style style:name="Table2.F" style:family="table-column">
      <style:table-column-properties style:column-width="0.6104in"/>
    </style:style>
    <style:style style:name="Table2.G" style:family="table-column">
      <style:table-column-properties style:column-width="0.6111in"/>
    </style:style>
    <style:style style:name="Table2.H" style:family="table-column">
      <style:table-column-properties style:column-width="0.5674in"/>
    </style:style>
    <style:style style:name="Table2.I" style:family="table-column">
      <style:table-column-properties style:column-width="0.5889in"/>
    </style:style>
    <style:style style:name="Table2.J" style:family="table-column">
      <style:table-column-properties style:column-width="0.6653in"/>
    </style:style>
    <style:style style:name="Table2.A1" style:family="table-cell">
      <style:table-cell-properties fo:padding="0.0382in" fo:border-left="0.0007in solid #000000" fo:border-right="none" fo:border-top="0.0007in solid #000000" fo:border-bottom="0.0007in solid #000000"/>
    </style:style>
    <style:style style:name="Table2.J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J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Standard" style:list-style-name="L1"/>
    <style:style style:name="P2" style:family="paragraph" style:parent-style-name="Standard" style:list-style-name="L2"/>
    <style:style style:name="P3" style:family="paragraph" style:parent-style-name="Heading_20_4">
      <style:text-properties style:font-name="Times New Roman" fo:font-size="12pt" style:font-size-asian="12pt" style:font-size-complex="12pt"/>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list-style-name="L3">
      <style:text-properties style:font-name="Times New Roman" fo:font-size="12pt" style:font-size-asian="12pt" style:font-size-complex="12pt"/>
    </style:style>
    <style:style style:name="P6" style:family="paragraph" style:parent-style-name="Standard" style:list-style-name="L4">
      <style:text-properties style:font-name="Times New Roman" fo:font-size="12pt" style:font-size-asian="12pt" style:font-size-complex="12pt"/>
    </style:style>
    <style:style style:name="P7" style:family="paragraph" style:parent-style-name="Standard" style:list-style-name="L5"/>
    <style:style style:name="P8" style:family="paragraph" style:parent-style-name="Heading_20_3"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3" style:family="paragraph" style:parent-style-name="Header">
      <style:text-properties fo:language="zxx" fo:country="none" style:language-asian="zxx" style:country-asian="none"/>
    </style:style>
    <style:style style:name="P14" style:family="paragraph" style:parent-style-name="Header">
      <style:paragraph-properties style:snap-to-layout-grid="false"/>
    </style:style>
    <style:style style:name="P1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2.8437in"/>
        </style:tab-stops>
      </style:paragraph-properties>
    </style:style>
    <style:style style:name="P19" style:family="paragraph" style:parent-style-name="Standard">
      <style:text-properties style:font-name="Times New Roman" fo:font-size="12pt" style:font-size-asian="12pt" style:font-size-complex="12pt"/>
    </style:style>
    <style:style style:name="P20" style:family="paragraph" style:parent-style-name="Standard">
      <style:text-properties fo:font-style="normal" style:font-style-asian="normal" style:font-style-complex="normal"/>
    </style:style>
    <style:style style:name="P21"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22"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4" style:family="paragraph" style:parent-style-name="Standard">
      <style:paragraph-properties fo:break-before="page"/>
    </style:style>
    <style:style style:name="P25"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26"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27" style:family="paragraph" style:parent-style-name="Standard">
      <style:paragraph-properties fo:margin-top="0in" fo:margin-bottom="0.0835in" style:text-autospace="none"/>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text-properties style:font-name="Times New Roman" fo:font-size="12pt" style:font-size-asian="12pt" style:font-size-complex="12pt"/>
    </style:style>
    <style:style style:name="P34" style:family="paragraph" style:parent-style-name="Standard" style:list-style-name="L3">
      <style:text-properties style:font-name="Times New Roman" fo:font-size="12pt" style:font-size-asian="12pt" style:font-size-complex="12pt"/>
    </style:style>
    <style:style style:name="P35" style:family="paragraph" style:parent-style-name="Standard" style:list-style-name="L4">
      <style:text-properties style:font-name="Times New Roman" fo:font-size="12pt" style:font-size-asian="12pt" style:font-size-complex="12pt"/>
    </style:style>
    <style:style style:name="P36" style:family="paragraph" style:parent-style-name="Standard" style:list-style-name="L17">
      <style:text-properties style:font-name="Times New Roman" fo:font-size="12pt" style:font-size-asian="12pt" style:font-size-complex="12pt"/>
    </style:style>
    <style:style style:name="P37" style:family="paragraph" style:parent-style-name="Standard" style:list-style-name="L5"/>
    <style:style style:name="P38" style:family="paragraph" style:parent-style-name="Standard" style:list-style-name="L6"/>
    <style:style style:name="P39" style:family="paragraph" style:parent-style-name="Standard" style:list-style-name="L8"/>
    <style:style style:name="P40" style:family="paragraph" style:parent-style-name="Standard" style:list-style-name="L7"/>
    <style:style style:name="P41" style:family="paragraph" style:parent-style-name="Standard" style:list-style-name="L9"/>
    <style:style style:name="P42" style:family="paragraph" style:parent-style-name="Standard" style:list-style-name="L10"/>
    <style:style style:name="P43" style:family="paragraph" style:parent-style-name="Standard" style:list-style-name="L11"/>
    <style:style style:name="P44" style:family="paragraph" style:parent-style-name="Standard" style:list-style-name="L12"/>
    <style:style style:name="P45" style:family="paragraph" style:parent-style-name="Standard" style:list-style-name="L16"/>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0"/>
    <style:style style:name="P49" style:family="paragraph" style:parent-style-name="Standard" style:list-style-name="L21"/>
    <style:style style:name="P50" style:family="paragraph" style:parent-style-name="Standard" style:list-style-name="L13">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1" style:family="paragraph" style:parent-style-name="Standard" style:list-style-name="L14">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2" style:family="paragraph" style:parent-style-name="Standard" style:list-style-name="L1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3" style:family="paragraph" style:parent-style-name="Heading_20_1" style:master-page-name="First_20_Page">
      <style:paragraph-properties style:page-number="auto"/>
    </style:style>
    <style:style style:name="P54" style:family="paragraph" style:parent-style-name="Heading_20_3" style:list-style-name="L5"/>
    <style:style style:name="P55" style:family="paragraph" style:parent-style-name="Heading_20_4">
      <style:text-properties style:font-name="Times New Roman" fo:font-size="12pt" style:font-size-asian="12pt" style:font-size-complex="12pt"/>
    </style:style>
    <style:style style:name="P56" style:family="paragraph">
      <style:paragraph-properties style:writing-mode="lr-tb"/>
    </style:style>
    <style:style style:name="P5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italic" style:font-style-asian="italic" style:font-style-complex="italic"/>
    </style:style>
    <style:style style:name="T2" style:family="text">
      <style:text-properties style:use-window-font-color="true" style:font-name="Times New Roman" fo:font-size="12pt" style:font-name-asian="Helvetica1" style:font-size-asian="12pt" style:font-name-complex="Helvetica1" style:font-size-complex="12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fo:font-style="italic" style:font-style-asian="italic" style:font-style-complex="italic"/>
    </style:style>
    <style:style style:name="T7" style:family="text">
      <style:text-properties style:use-window-font-color="true" style:font-name="Times New Roman" fo:font-size="12pt" style:font-name-asian="Helvetica1" style:font-size-asian="12pt" style:font-name-complex="Helvetica1" style:font-size-complex="12pt"/>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asian="Helvetica1" style:font-name-complex="Helvetica1"/>
    </style:style>
    <style:style style:name="T10" style:family="text">
      <style:text-properties style:use-window-font-color="true" fo:font-style="italic" style:font-name-asian="Helvetica1" style:font-style-asian="italic" style:font-name-complex="Helvetica1" style:font-style-complex="italic"/>
    </style:style>
    <style:style style:name="T11" style:family="text">
      <style:text-properties style:use-window-font-color="true" fo:font-style="normal" style:font-name-asian="Helvetica1" style:font-style-asian="normal" style:font-name-complex="Helvetica1" style:font-style-complex="normal"/>
    </style:style>
    <style:style style:name="T12" style:family="text">
      <style:text-properties style:text-position="super 58%"/>
    </style:style>
    <style:style style:name="T13" style:family="text">
      <style:text-properties fo:color="#0013a9" style:font-name="Times New Roman" fo:font-size="12pt" style:font-name-asian="Helvetica1" style:font-size-asian="12pt" style:font-name-complex="Helvetica1" style:font-size-complex="12pt"/>
    </style:style>
    <style:style style:name="T14" style:family="text">
      <style:text-properties style:font-name="Times New Roman" fo:font-size="12pt" style:font-size-asian="12pt" style:font-size-complex="12pt"/>
    </style:style>
    <style:style style:name="T15" style:family="text">
      <style:text-properties fo:color="#274fad" style:font-name="Times New Roman" fo:font-size="12pt" style:font-name-asian="Helvetica1" style:font-size-asian="12pt" style:font-name-complex="Helvetica1" style:font-size-complex="12pt"/>
    </style:style>
    <style:style style:name="T16"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9645248" text:id="ct89645248">
          <text:deletion>
            <office:change-info>
              <dc:creator>Jim Kueneman</dc:creator>
              <dc:date>2014-02-18T21:49:00</dc:date>
            </office:change-info>
            <text:p text:style-name="Standard">Anther</text:p>
          </text:deletion>
        </text:changed-region>
        <text:changed-region xml:id="ct89645488" text:id="ct89645488">
          <text:insertion>
            <office:change-info>
              <dc:creator>Jim Kueneman</dc:creator>
              <dc:date>2014-02-18T21:49:00</dc:date>
            </office:change-info>
          </text:insertion>
        </text:changed-region>
        <text:changed-region xml:id="ct89647088" text:id="ct89647088">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89646960" text:id="ct89646960">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89649248" text:id="ct89649248">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89655952" text:id="ct89655952">
          <text:deletion>
            <office:change-info>
              <dc:creator>Jim Kueneman</dc:creator>
              <dc:date>2014-02-22T20:06:00</dc:date>
            </office:change-info>
            <text:p text:style-name="Standard">3</text:p>
            <text:p text:style-name="Standard"/>
          </text:deletion>
        </text:changed-region>
        <text:changed-region xml:id="ct89655824" text:id="ct89655824">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89655696" text:id="ct89655696">
          <text:deletion>
            <office:change-info>
              <dc:creator>Jim Kueneman</dc:creator>
              <dc:date>2014-02-22T20:06:00</dc:date>
            </office:change-info>
            <text:p text:style-name="Standard"/>
            <text:p text:style-name="Standard"/>
          </text:deletion>
        </text:changed-region>
        <text:changed-region xml:id="ct89655568" text:id="ct89655568">
          <text:deletion>
            <office:change-info>
              <dc:creator>Jim Kueneman</dc:creator>
              <dc:date>2014-02-18T21:50:00</dc:date>
            </office:change-info>
            <text:p text:style-name="Standard">IsProxiedDccAddress: 06.01.00.CC.AA.AA.03.03</text:p>
          </text:deletion>
        </text:changed-region>
        <text:changed-region xml:id="ct580389184" text:id="ct580389184">
          <text:insertion>
            <office:change-info>
              <dc:creator>Jim Kueneman</dc:creator>
              <dc:date>2014-02-23T14:03:00</dc:date>
            </office:change-info>
          </text:insertion>
        </text:changed-region>
        <text:changed-region xml:id="ct402444032" text:id="ct402444032">
          <text:insertion>
            <office:change-info>
              <dc:creator>Jim Kueneman</dc:creator>
              <dc:date>2014-02-23T14:02:00</dc:date>
            </office:change-info>
          </text:insertion>
        </text:changed-region>
        <text:changed-region xml:id="ct89666656" text:id="ct89666656">
          <text:insertion>
            <office:change-info>
              <dc:creator>Jim Kueneman</dc:creator>
              <dc:date>2014-02-23T09:57:00</dc:date>
            </office:change-info>
          </text:insertion>
        </text:changed-region>
        <text:changed-region xml:id="ct89666832" text:id="ct89666832">
          <text:insertion>
            <office:change-info>
              <dc:creator>Jim Kueneman</dc:creator>
              <dc:date>2014-02-23T09:57:00</dc:date>
            </office:change-info>
          </text:insertion>
        </text:changed-region>
        <text:changed-region xml:id="ct89667008" text:id="ct89667008">
          <text:insertion>
            <office:change-info>
              <dc:creator>Jim Kueneman</dc:creator>
              <dc:date>2014-02-23T09:56:00</dc:date>
            </office:change-info>
          </text:insertion>
        </text:changed-region>
        <text:changed-region xml:id="ct89667136" text:id="ct89667136">
          <text:insertion>
            <office:change-info>
              <dc:creator>Jim Kueneman</dc:creator>
              <dc:date>2014-02-23T09:40:00</dc:date>
            </office:change-info>
          </text:insertion>
        </text:changed-region>
        <text:changed-region xml:id="ct89666416" text:id="ct89666416">
          <text:insertion>
            <office:change-info>
              <dc:creator>Jim Kueneman</dc:creator>
              <dc:date>2014-02-23T09:58:00</dc:date>
            </office:change-info>
          </text:insertion>
        </text:changed-region>
        <text:changed-region xml:id="ct89669488" text:id="ct89669488">
          <text:insertion>
            <office:change-info>
              <dc:creator>Jim Kueneman</dc:creator>
              <dc:date>2014-02-23T09:41:00</dc:date>
            </office:change-info>
          </text:insertion>
        </text:changed-region>
        <text:changed-region xml:id="ct89669616" text:id="ct89669616">
          <text:insertion>
            <office:change-info>
              <dc:creator>Jim Kueneman</dc:creator>
              <dc:date>2014-02-23T09:56:00</dc:date>
            </office:change-info>
          </text:insertion>
        </text:changed-region>
        <text:changed-region xml:id="ct89666112" text:id="ct89666112">
          <text:insertion>
            <office:change-info>
              <dc:creator>Jim Kueneman</dc:creator>
              <dc:date>2014-02-23T09:42:00</dc:date>
            </office:change-info>
          </text:insertion>
        </text:changed-region>
        <text:changed-region xml:id="ct89669856" text:id="ct89669856">
          <text:insertion>
            <office:change-info>
              <dc:creator>Jim Kueneman</dc:creator>
              <dc:date>2014-02-23T09:58:00</dc:date>
            </office:change-info>
          </text:insertion>
        </text:changed-region>
        <text:changed-region xml:id="ct89670496" text:id="ct89670496">
          <text:insertion>
            <office:change-info>
              <dc:creator>Jim Kueneman</dc:creator>
              <dc:date>2014-02-23T09:56:00</dc:date>
            </office:change-info>
          </text:insertion>
        </text:changed-region>
        <text:changed-region xml:id="ct89670176" text:id="ct89670176">
          <text:insertion>
            <office:change-info>
              <dc:creator>Jim Kueneman</dc:creator>
              <dc:date>2014-02-23T09:57:00</dc:date>
            </office:change-info>
          </text:insertion>
        </text:changed-region>
        <text:changed-region xml:id="ct89670768" text:id="ct89670768">
          <text:insertion>
            <office:change-info>
              <dc:creator>Jim Kueneman</dc:creator>
              <dc:date>2014-02-23T09:42:00</dc:date>
            </office:change-info>
          </text:insertion>
        </text:changed-region>
        <text:changed-region xml:id="ct89670912" text:id="ct89670912">
          <text:insertion>
            <office:change-info>
              <dc:creator>Jim Kueneman</dc:creator>
              <dc:date>2014-02-23T09:58:00</dc:date>
            </office:change-info>
          </text:insertion>
        </text:changed-region>
        <text:changed-region xml:id="ct362315120" text:id="ct362315120">
          <text:insertion>
            <office:change-info>
              <dc:creator>Jim Kueneman</dc:creator>
              <dc:date>2014-02-23T14:03:00</dc:date>
            </office:change-info>
          </text:insertion>
        </text:changed-region>
        <text:changed-region xml:id="ct579327888" text:id="ct579327888">
          <text:insertion>
            <office:change-info>
              <dc:creator>Jim Kueneman</dc:creator>
              <dc:date>2014-02-23T14:03:00</dc:date>
            </office:change-info>
          </text:insertion>
        </text:changed-region>
        <text:changed-region xml:id="ct581044272" text:id="ct581044272">
          <text:insertion>
            <office:change-info>
              <dc:creator>Jim Kueneman</dc:creator>
              <dc:date>2014-02-23T14:04:00</dc:date>
            </office:change-info>
          </text:insertion>
        </text:changed-region>
        <text:changed-region xml:id="ct375016992" text:id="ct375016992">
          <text:insertion>
            <office:change-info>
              <dc:creator>Jim Kueneman</dc:creator>
              <dc:date>2014-02-23T14:04:00</dc:date>
            </office:change-info>
          </text:insertion>
        </text:changed-region>
        <text:changed-region xml:id="ct86173360" text:id="ct86173360">
          <text:insertion>
            <office:change-info>
              <dc:creator>Jim Kueneman</dc:creator>
              <dc:date>2014-02-23T14:04:00</dc:date>
            </office:change-info>
          </text:insertion>
        </text:changed-region>
        <text:changed-region xml:id="ct579505840" text:id="ct579505840">
          <text:insertion>
            <office:change-info>
              <dc:creator>Jim Kueneman</dc:creator>
              <dc:date>2014-02-23T14:04:00</dc:date>
            </office:change-info>
          </text:insertion>
        </text:changed-region>
        <text:changed-region xml:id="ct375229888" text:id="ct375229888">
          <text:insertion>
            <office:change-info>
              <dc:creator>Jim Kueneman</dc:creator>
              <dc:date>2014-02-23T13:57:00</dc:date>
            </office:change-info>
          </text:insertion>
        </text:changed-region>
        <text:changed-region xml:id="ct358769248" text:id="ct358769248">
          <text:insertion>
            <office:change-info>
              <dc:creator>Jim Kueneman</dc:creator>
              <dc:date>2014-02-23T09:55:00</dc:date>
            </office:change-info>
          </text:insertion>
        </text:changed-region>
        <text:changed-region xml:id="ct359017744" text:id="ct359017744">
          <text:insertion>
            <office:change-info>
              <dc:creator>Jim Kueneman</dc:creator>
              <dc:date>2014-02-23T09:56:00</dc:date>
            </office:change-info>
          </text:insertion>
        </text:changed-region>
        <text:changed-region xml:id="ct359146192" text:id="ct359146192">
          <text:insertion>
            <office:change-info>
              <dc:creator>Jim Kueneman</dc:creator>
              <dc:date>2014-02-23T09:58:00</dc:date>
            </office:change-info>
          </text:insertion>
        </text:changed-region>
        <text:changed-region xml:id="ct402484128" text:id="ct402484128">
          <text:insertion>
            <office:change-info>
              <dc:creator>Jim Kueneman</dc:creator>
              <dc:date>2014-02-23T14:03:00</dc:date>
            </office:change-info>
          </text:insertion>
        </text:changed-region>
        <text:changed-region xml:id="ct359121184" text:id="ct359121184">
          <text:insertion>
            <office:change-info>
              <dc:creator>Jim Kueneman</dc:creator>
              <dc:date>2014-02-23T09:57:00</dc:date>
            </office:change-info>
          </text:insertion>
        </text:changed-region>
        <text:changed-region xml:id="ct359117312" text:id="ct359117312">
          <text:insertion>
            <office:change-info>
              <dc:creator>Jim Kueneman</dc:creator>
              <dc:date>2014-02-23T09:58:00</dc:date>
            </office:change-info>
          </text:insertion>
        </text:changed-region>
        <text:changed-region xml:id="ct358799904" text:id="ct358799904">
          <text:insertion>
            <office:change-info>
              <dc:creator>Jim Kueneman</dc:creator>
              <dc:date>2014-02-23T09:58:00</dc:date>
            </office:change-info>
          </text:insertion>
        </text:changed-region>
        <text:changed-region xml:id="ct358797888" text:id="ct358797888">
          <text:insertion>
            <office:change-info>
              <dc:creator>Jim Kueneman</dc:creator>
              <dc:date>2014-02-23T09:59:00</dc:date>
            </office:change-info>
          </text:insertion>
        </text:changed-region>
        <text:changed-region xml:id="ct359113376" text:id="ct359113376">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402544688" text:id="ct402544688">
          <text:insertion>
            <office:change-info>
              <dc:creator>Jim Kueneman</dc:creator>
              <dc:date>2014-02-23T14:09:00</dc:date>
            </office:change-info>
          </text:insertion>
        </text:changed-region>
        <text:changed-region xml:id="ct579304768" text:id="ct579304768">
          <text:insertion>
            <office:change-info>
              <dc:creator>Jim Kueneman</dc:creator>
              <dc:date>2014-02-23T14:03:00</dc:date>
            </office:change-info>
          </text:insertion>
        </text:changed-region>
        <text:changed-region xml:id="ct581118176" text:id="ct581118176">
          <text:insertion>
            <office:change-info>
              <dc:creator>Jim Kueneman</dc:creator>
              <dc:date>2014-02-23T14:02:00</dc:date>
            </office:change-info>
          </text:insertion>
        </text:changed-region>
        <text:changed-region xml:id="ct358809088" text:id="ct358809088">
          <text:insertion>
            <office:change-info>
              <dc:creator>Jim Kueneman</dc:creator>
              <dc:date>2014-02-23T10:07:00</dc:date>
            </office:change-info>
          </text:insertion>
        </text:changed-region>
        <text:changed-region xml:id="ct579997328" text:id="ct579997328">
          <text:insertion>
            <office:change-info>
              <dc:creator>Jim Kueneman</dc:creator>
              <dc:date>2014-02-23T13:57:00</dc:date>
            </office:change-info>
          </text:insertion>
        </text:changed-region>
        <text:changed-region xml:id="ct358809184" text:id="ct358809184">
          <text:insertion>
            <office:change-info>
              <dc:creator>Jim Kueneman</dc:creator>
              <dc:date>2014-02-23T10:06:00</dc:date>
            </office:change-info>
          </text:insertion>
        </text:changed-region>
        <text:changed-region xml:id="ct358808608" text:id="ct358808608">
          <text:insertion>
            <office:change-info>
              <dc:creator>Jim Kueneman</dc:creator>
              <dc:date>2014-02-23T10:07:00</dc:date>
            </office:change-info>
          </text:insertion>
        </text:changed-region>
        <text:changed-region xml:id="ct358809280" text:id="ct358809280">
          <text:insertion>
            <office:change-info>
              <dc:creator>Jim Kueneman</dc:creator>
              <dc:date>2014-02-23T10:12:00</dc:date>
            </office:change-info>
          </text:insertion>
        </text:changed-region>
        <text:changed-region xml:id="ct358808352" text:id="ct358808352">
          <text:insertion>
            <office:change-info>
              <dc:creator>Jim Kueneman</dc:creator>
              <dc:date>2014-02-23T10:06:00</dc:date>
            </office:change-info>
          </text:insertion>
        </text:changed-region>
        <text:changed-region xml:id="ct358809376" text:id="ct358809376">
          <text:insertion>
            <office:change-info>
              <dc:creator>Jim Kueneman</dc:creator>
              <dc:date>2014-02-23T09:45:00</dc:date>
            </office:change-info>
          </text:insertion>
        </text:changed-region>
        <text:changed-region xml:id="ct359097760" text:id="ct359097760">
          <text:insertion>
            <office:change-info>
              <dc:creator>Jim Kueneman</dc:creator>
              <dc:date>2014-02-23T10:05:00</dc:date>
            </office:change-info>
          </text:insertion>
        </text:changed-region>
        <text:changed-region xml:id="ct358809648" text:id="ct358809648">
          <text:insertion>
            <office:change-info>
              <dc:creator>Jim Kueneman</dc:creator>
              <dc:date>2014-02-23T10:09:00</dc:date>
            </office:change-info>
          </text:insertion>
        </text:changed-region>
        <text:changed-region xml:id="ct358809744" text:id="ct358809744">
          <text:insertion>
            <office:change-info>
              <dc:creator>Jim Kueneman</dc:creator>
              <dc:date>2014-02-23T10:09:00</dc:date>
            </office:change-info>
          </text:insertion>
        </text:changed-region>
        <text:changed-region xml:id="ct358809840" text:id="ct358809840">
          <text:insertion>
            <office:change-info>
              <dc:creator>Jim Kueneman</dc:creator>
              <dc:date>2014-02-23T10:10:00</dc:date>
            </office:change-info>
          </text:insertion>
        </text:changed-region>
        <text:changed-region xml:id="ct359078080" text:id="ct359078080">
          <text:insertion>
            <office:change-info>
              <dc:creator>Jim Kueneman</dc:creator>
              <dc:date>2014-02-23T10:11:00</dc:date>
            </office:change-info>
          </text:insertion>
        </text:changed-region>
        <text:changed-region xml:id="ct358810192" text:id="ct358810192">
          <text:insertion>
            <office:change-info>
              <dc:creator>Jim Kueneman</dc:creator>
              <dc:date>2014-02-23T10:06:00</dc:date>
            </office:change-info>
          </text:insertion>
        </text:changed-region>
        <text:changed-region xml:id="ct358810288" text:id="ct358810288">
          <text:insertion>
            <office:change-info>
              <dc:creator>Jim Kueneman</dc:creator>
              <dc:date>2014-02-23T09:45:00</dc:date>
            </office:change-info>
          </text:insertion>
        </text:changed-region>
        <text:changed-region xml:id="ct359076752" text:id="ct359076752">
          <text:insertion>
            <office:change-info>
              <dc:creator>Jim Kueneman</dc:creator>
              <dc:date>2014-02-23T10:05:00</dc:date>
            </office:change-info>
          </text:insertion>
        </text:changed-region>
        <text:changed-region xml:id="ct358810384" text:id="ct358810384">
          <text:insertion>
            <office:change-info>
              <dc:creator>Jim Kueneman</dc:creator>
              <dc:date>2014-02-23T09:49:00</dc:date>
            </office:change-info>
          </text:insertion>
        </text:changed-region>
        <text:changed-region xml:id="ct359071712" text:id="ct359071712">
          <text:insertion>
            <office:change-info>
              <dc:creator>Jim Kueneman</dc:creator>
              <dc:date>2014-02-23T09:50:00</dc:date>
            </office:change-info>
          </text:insertion>
        </text:changed-region>
        <text:changed-region xml:id="ct358810480" text:id="ct358810480">
          <text:insertion>
            <office:change-info>
              <dc:creator>Jim Kueneman</dc:creator>
              <dc:date>2014-02-23T10:06:00</dc:date>
            </office:change-info>
          </text:insertion>
        </text:changed-region>
        <text:changed-region xml:id="ct359069536" text:id="ct359069536">
          <text:insertion>
            <office:change-info>
              <dc:creator>Jim Kueneman</dc:creator>
              <dc:date>2014-02-23T09:51:00</dc:date>
            </office:change-info>
          </text:insertion>
        </text:changed-region>
        <text:changed-region xml:id="ct358810576" text:id="ct358810576">
          <text:insertion>
            <office:change-info>
              <dc:creator>Jim Kueneman</dc:creator>
              <dc:date>2014-02-23T10:05:00</dc:date>
            </office:change-info>
          </text:insertion>
        </text:changed-region>
        <text:changed-region xml:id="ct359068544" text:id="ct359068544">
          <text:insertion>
            <office:change-info>
              <dc:creator>Jim Kueneman</dc:creator>
              <dc:date>2014-02-23T09:51:00</dc:date>
            </office:change-info>
          </text:insertion>
        </text:changed-region>
        <text:changed-region xml:id="ct402484000" text:id="ct402484000">
          <text:insertion>
            <office:change-info>
              <dc:creator>Jim Kueneman</dc:creator>
              <dc:date>2014-02-23T14:06:00</dc:date>
            </office:change-info>
          </text:insertion>
        </text:changed-region>
        <text:changed-region xml:id="ct401661152" text:id="ct401661152">
          <text:insertion>
            <office:change-info>
              <dc:creator>Jim Kueneman</dc:creator>
              <dc:date>2014-02-23T14:05:00</dc:date>
            </office:change-info>
          </text:insertion>
        </text:changed-region>
        <text:changed-region xml:id="ct90127280" text:id="ct90127280">
          <text:insertion>
            <office:change-info>
              <dc:creator>Jim Kueneman</dc:creator>
              <dc:date>2014-02-23T14:06:00</dc:date>
            </office:change-info>
          </text:insertion>
        </text:changed-region>
        <text:changed-region xml:id="ct579488400" text:id="ct579488400">
          <text:insertion>
            <office:change-info>
              <dc:creator>Jim Kueneman</dc:creator>
              <dc:date>2014-02-23T14:08:00</dc:date>
            </office:change-info>
          </text:insertion>
        </text:changed-region>
        <text:changed-region xml:id="ct581099936" text:id="ct581099936">
          <text:insertion>
            <office:change-info>
              <dc:creator>Jim Kueneman</dc:creator>
              <dc:date>2014-02-23T14:08:00</dc:date>
            </office:change-info>
          </text:insertion>
        </text:changed-region>
        <text:changed-region xml:id="ct580029056" text:id="ct580029056">
          <text:insertion>
            <office:change-info>
              <dc:creator>Jim Kueneman</dc:creator>
              <dc:date>2014-02-23T14:11:00</dc:date>
            </office:change-info>
          </text:insertion>
        </text:changed-region>
        <text:changed-region xml:id="ct579488496" text:id="ct579488496">
          <text:insertion>
            <office:change-info>
              <dc:creator>Jim Kueneman</dc:creator>
              <dc:date>2014-02-23T14:08:00</dc:date>
            </office:change-info>
          </text:insertion>
        </text:changed-region>
        <text:changed-region xml:id="ct374936656" text:id="ct374936656">
          <text:insertion>
            <office:change-info>
              <dc:creator>Jim Kueneman</dc:creator>
              <dc:date>2014-02-23T14:08:00</dc:date>
            </office:change-info>
          </text:insertion>
        </text:changed-region>
        <text:changed-region xml:id="ct89912784" text:id="ct89912784">
          <text:insertion>
            <office:change-info>
              <dc:creator>Jim Kueneman</dc:creator>
              <dc:date>2014-02-23T14:11:00</dc:date>
            </office:change-info>
          </text:insertion>
        </text:changed-region>
        <text:changed-region xml:id="ct579995168" text:id="ct579995168">
          <text:insertion>
            <office:change-info>
              <dc:creator>Jim Kueneman</dc:creator>
              <dc:date>2014-02-23T13:57:00</dc:date>
            </office:change-info>
          </text:insertion>
        </text:changed-region>
        <text:changed-region xml:id="ct358811344" text:id="ct358811344">
          <text:insertion>
            <office:change-info>
              <dc:creator>Jim Kueneman</dc:creator>
              <dc:date>2014-02-23T10:07:00</dc:date>
            </office:change-info>
          </text:insertion>
        </text:changed-region>
        <text:changed-region xml:id="ct402386256" text:id="ct402386256">
          <text:insertion>
            <office:change-info>
              <dc:creator>Jim Kueneman</dc:creator>
              <dc:date>2014-02-23T13:57:00</dc:date>
            </office:change-info>
          </text:insertion>
        </text:changed-region>
        <text:changed-region xml:id="ct358811440" text:id="ct358811440">
          <text:insertion>
            <office:change-info>
              <dc:creator>Jim Kueneman</dc:creator>
              <dc:date>2014-02-23T10:07:00</dc:date>
            </office:change-info>
          </text:insertion>
        </text:changed-region>
        <text:changed-region xml:id="ct402329808" text:id="ct402329808">
          <text:insertion>
            <office:change-info>
              <dc:creator>Jim Kueneman</dc:creator>
              <dc:date>2014-02-23T14:05:00</dc:date>
            </office:change-info>
          </text:insertion>
        </text:changed-region>
        <text:changed-region xml:id="ct358811536" text:id="ct358811536">
          <text:insertion>
            <office:change-info>
              <dc:creator>Jim Kueneman</dc:creator>
              <dc:date>2014-02-23T10:08:00</dc:date>
            </office:change-info>
          </text:insertion>
        </text:changed-region>
        <text:changed-region xml:id="ct358811088" text:id="ct358811088">
          <text:insertion>
            <office:change-info>
              <dc:creator>Jim Kueneman</dc:creator>
              <dc:date>2014-02-23T10:08:00</dc:date>
            </office:change-info>
          </text:insertion>
        </text:changed-region>
        <text:changed-region xml:id="ct358807392" text:id="ct358807392">
          <text:insertion>
            <office:change-info>
              <dc:creator>Jim Kueneman</dc:creator>
              <dc:date>2014-02-23T09:52:00</dc:date>
            </office:change-info>
          </text:insertion>
        </text:changed-region>
        <text:changed-region xml:id="ct358804240" text:id="ct358804240">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xml:id="list4939708803719466104" text:style-name="L1">
              <text:list-item>
                <text:p text:style-name="P1">Allocation Failed, temporary (try again) handles race conditions <text:span text:style-name="T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1">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358817408" text:id="ct358817408">
          <text:deletion>
            <office:change-info>
              <dc:creator>Jim Kueneman</dc:creator>
              <dc:date>2014-02-22T20:08:00</dc:date>
            </office:change-info>
            <text:p text:style-name="Standard"/>
            <text:p text:style-name="Standard">Proxy Node States:</text:p>
            <text:list xml:id="list5610805276812600260" text:style-name="L2">
              <text:list-item>
                <text:p text:style-name="P2">Idle – not reserved and has neither nodes nor legacy addresses attached</text:p>
              </text:list-item>
              <text:list-item>
                <text:p text:style-name="P2">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358824672" text:id="ct358824672">
          <text:deletion>
            <office:change-info>
              <dc:creator>Jim Kueneman</dc:creator>
              <dc:date>2014-02-22T20:08:00</dc:date>
            </office:change-info>
            <text:p text:style-name="Table_20_Contents">8 bit unsigned quantity</text:p>
          </text:deletion>
        </text:changed-region>
        <text:changed-region xml:id="ct361985856" text:id="ct361985856">
          <text:deletion>
            <office:change-info>
              <dc:creator>Jim Kueneman</dc:creator>
              <dc:date>2014-02-22T20:08:00</dc:date>
            </office:change-info>
            <text:p text:style-name="Standard"><text:span text:style-name="T2">er.</text:span></text:p>
            <text:h text:style-name="P3" text:outline-level="4" text:is-list-header="true">Proxy-Specific Details</text:h>
            <text:p text:style-name="Standard"><text:span text:style-name="T2"/></text:p>
          </text:deletion>
        </text:changed-region>
        <text:changed-region xml:id="ct361979360" text:id="ct361979360">
          <text:insertion>
            <office:change-info>
              <dc:creator>Jim Kueneman</dc:creator>
              <dc:date>2014-02-18T21:54:00</dc:date>
            </office:change-info>
          </text:insertion>
        </text:changed-region>
        <text:changed-region xml:id="ct361982976" text:id="ct361982976">
          <text:deletion>
            <office:change-info>
              <dc:creator>Jim Kueneman</dc:creator>
              <dc:date>2014-02-18T21:54:00</dc:date>
            </office:change-info>
            <text:p text:style-name="P4">For locating all proxies and just idle or in use proxies, two well-known Event IDs are used:</text:p>
            <text:p text:style-name="P4">Proxy must produce the reserved event </text:p>
            <text:list xml:id="list2607053739842116509" text:style-name="L3">
              <text:list-item>
                <text:p text:style-name="P5">EventID 01.01.00.00.00.00.03.04 indicates the node is a proxy in Idle state</text:p>
              </text:list-item>
            </text:list>
            <text:list xml:id="list8379483324179762543" text:style-name="L4">
              <text:list-item>
                <text:p text:style-name="P6">Event ID 01.01.00.00.00.00.03.05 indicates the node is a proxy in InUse state</text:p>
              </text:list-item>
            </text:list>
            <text:p text:style-name="P4">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p>
          </text:deletion>
        </text:changed-region>
        <text:changed-region xml:id="ct362000880" text:id="ct362000880">
          <text:deletion>
            <office:change-info>
              <dc:creator>Jim Kueneman</dc:creator>
              <dc:date>2014-02-22T20:09:00</dc:date>
            </office:change-info>
            <text:list xml:id="list5840371739290642257" text:style-name="L5">
              <text:list-item>
                <text:p text:style-name="P7"/>
                <text:list>
                  <text:list-item>
                    <text:list>
                      <text:list-header>
                        <text:h text:style-name="P8" text:outline-level="3">Legacy DCC Configuration</text:h>
                      </text:list-header>
                    </text:list>
                  </text:list-item>
                </text:list>
              </text:list-item>
            </text:list>
            <text:p text:style-name="Standard">For DCC trains, there are two parts:</text:p>
            <text:list xml:id="list4778845221576217049" text:style-name="L6">
              <text:list-item>
                <text:p text:style-name="P9">CV access (with the added complexity of indexed and double-indexed Cvs)</text:p>
              </text:list-item>
              <text:list-item>
                <text:p text:style-name="P9">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list xml:id="list1715090075" text:continue-list="list5840371739290642257" text:style-name="L5">
              <text:list-item>
                <text:p text:style-name="P7">In the end, these legacy pains can't really be avoided. We have to croft the OpenLCB protocols to do a reasonable job with them, but I don't think we have to go nearly as far into the weird special cases as e.g. DecoderPro does.</text:p>
              </text:list-item>
            </text:list>
          </text:deletion>
        </text:changed-region>
        <text:changed-region xml:id="ct362013184" text:id="ct362013184">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8947038789895811933" text:style-name="L7">
              <text:list-item>
                <text:p text:style-name="P10">It is created. <text:s/>This might be when a physical node (the proxy or a physical node hosting a number of proxies within it) comes up, or it might be produced as needed.</text:p>
              </text:list-item>
              <text:list-item>
                <text:p text:style-name="P10">A node reserves it. <text:s/>This ensures that only one node does the configuration of the proxy.</text:p>
              </text:list-item>
              <text:list-item>
                <text:p text:style-name="P10">The reserving node attaches one or more DCC addresses or Node IDs to the proxy. These are the items that the proxy will operate.</text:p>
              </text:list-item>
              <text:list-item>
                <text:p text:style-name="P10">The reserving node releases the proxy node.</text:p>
              </text:list-item>
              <text:list-item>
                <text:p text:style-name="P10">The proxy is used to operate the equipment at that attached address(es). (Although this is optional, it's the whole point of having the proxy)</text:p>
              </text:list-item>
              <text:list-item>
                <text:p text:style-name="P10">A node reserves it, to ensure it's the only node changing the configuration.</text:p>
              </text:list-item>
              <text:list-item>
                <text:p text:style-name="P10">The reserving node deallocate the addresses from it. <text:s/></text:p>
              </text:list-item>
              <text:list-item>
                <text:p text:style-name="P10">The reserving node releases the proxy node. When/if the last address and Node ID have been deallocated, the proxy is now idle.</text:p>
              </text:list-item>
              <text:list-item>
                <text:p text:style-name="P10">(Items 2 through 8 are a loop, and can happen multiple times)</text:p>
              </text:list-item>
              <text:list-item>
                <text:p text:style-name="P10">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changed-region xml:id="ct362013040" text:id="ct362013040">
          <text:deletion>
            <office:change-info>
              <dc:creator>Jim Kueneman</dc:creator>
              <dc:date>2014-02-22T20:12:00</dc:date>
            </office:change-info>
            <text:p text:style-name="Standard"/>
            <text:p text:style-name="Standard"/>
            <text:p text:style-name="Caption"/>
          </text:deletion>
        </text:changed-region>
        <text:changed-region xml:id="ct362012912" text:id="ct362012912">
          <text:deletion>
            <office:change-info>
              <dc:creator>Jim Kueneman</dc:creator>
              <dc:date>2014-02-22T20:10:00</dc:date>
            </office:change-info>
            <text:p text:style-name="Caption">Allocate, use and release a proxy </text:p>
          </text:deletion>
        </text:changed-region>
        <text:changed-region xml:id="ct362012784" text:id="ct362012784">
          <text:deletion>
            <office:change-info>
              <dc:creator>Jim Kueneman</dc:creator>
              <dc:date>2014-02-22T20:12:00</dc:date>
            </office:change-info>
            <text:p text:style-name="Caption"/>
            <text:p text:style-name="Caption">Finding a proxy to allocate</text:p>
          </text:deletion>
        </text:changed-region>
        <text:changed-region xml:id="ct362012656" text:id="ct362012656">
          <text:deletion>
            <office:change-info>
              <dc:creator>Jim Kueneman</dc:creator>
              <dc:date>2014-02-22T20:11:00</dc:date>
            </office:change-info>
            <text:p text:style-name="Caption"/>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0"><draw:image xlink:href="../mscgen/TractionAllocateProxyCollision.png" xlink:type="simple" xlink:show="embed" xlink:actuate="onLoad"/></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7213263384164664491" text:style-name="L8">
              <text:list-item>
                <text:p text:style-name="P11">OpenLCB</text:p>
              </text:list-item>
              <text:list-item>
                <text:p text:style-name="P11">DC</text:p>
                <text:list>
                  <text:list-item>
                    <text:p text:style-name="P11">With or without extensions for high-frequency constant lighting</text:p>
                  </text:list-item>
                  <text:list-item>
                    <text:p text:style-name="P11">With or without extensions for three-rail control (eliminates need for reversing loops)</text:p>
                  </text:list-item>
                </text:list>
              </text:list-item>
              <text:list-item>
                <text:p text:style-name="P11">DCC</text:p>
              </text:list-item>
              <text:list-item>
                <text:p text:style-name="P11">Märklin Digital (old and new)</text:p>
              </text:list-item>
              <text:list-item>
                <text:p text:style-name="P11">Märklin DELTA (is this a subset of Märklin Digital, or something different?)</text:p>
              </text:list-item>
              <text:list-item>
                <text:p text:style-name="P11">Märklin Digital (2004 w/ESU)</text:p>
              </text:list-item>
              <text:list-item>
                <text:p text:style-name="P11">Selectrix</text:p>
              </text:list-item>
            </text:list>
            <text:p text:style-name="Standard">MTH DCS</text:p>
            <text:list xml:id="list1834123149" text:continue-numbering="true" text:style-name="L8">
              <text:list-item>
                <text:p text:style-name="P11">Lionel LCS/TMCC</text:p>
              </text:list-item>
              <text:list-item>
                <text:p text:style-name="P11">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362012496" text:id="ct362012496">
          <text:deletion>
            <office:change-info>
              <dc:creator>Jim Kueneman</dc:creator>
              <dc:date>2014-02-22T20:12:00</dc:date>
            </office:change-info>
            <text:p text:style-name="Standard"/>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8">the</text:span> documentation process. <text:s/>It gathers together the content from various informal development <text:span text:style-name="T8">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9097533300886896765" text:style-name="L9">
        <text:list-item>
          <text:p text:style-name="P41">“Legacy Throttles” refers to throttles designed for use with extant DCC systems, e.g. a Digitrax DT402 or Lenz LH100.</text:p>
        </text:list-item>
        <text:list-item>
          <text:p text:style-name="P41">“Full-Featured Throttles” refers to full-featured native OpenLCB throttles with multi-line color screens and effectively unlimited processing power, e.g. a software throttle implemented on an iPad.</text:p>
        </text:list-item>
        <text:list-item>
          <text:p text:style-name="P41">“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text:soft-page-break/>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89645248"/><text:change-start text:change-id="ct89645488"/>Another<text:change-end text:change-id="ct89645488"/> use case for proxies, discussed in detail below, is to provide the mechanism for consisting.</text:p>
      <text:p text:style-name="P4">“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9">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21">“Consisting”: The running of multiple items together, e.g. three coupled engines, each with their own NodeID or DCC address, as a single locomotive. DCC systems provide this now in various ways and with various names.</text:p>
      <text:p text:style-name="P21">“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text:soft-page-break/>finds the right item by reading through them, changes the value to be a few larger, and stores that back into the train. That makes it work. When he gets back home that value is still present so he changes it back using the same procedure.<text:change text:change-id="ct89647088"/><text:change text:change-id="ct89646960"/></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89649248"/></text:h>
      <text:p text:style-name="Standard">Node implementing the Train Protocol must implement:</text:p>
      <text:list xml:id="list1990208042104481753" text:style-name="L10">
        <text:list-item>
          <text:p text:style-name="P42">Message Transfer Protocol</text:p>
        </text:list-item>
        <text:list-item>
          <text:p text:style-name="P42">Event Transfer Protocol</text:p>
        </text:list-item>
        <text:list-item>
          <text:p text:style-name="P42">Memory Configuration Protocol (optional?) and Datagram Protocol it depends on</text:p>
        </text:list-item>
        <text:list-item>
          <text:p text:style-name="P42">CDI</text:p>
        </text:list-item>
        <text:list-item>
          <text:p text:style-name="P42">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text:soft-page-break/>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0<text:change text:change-id="ct89655952"/><text:change text:change-id="ct89655824"/><text:change text:change-id="ct89655696"/><text:change text:change-id="ct89655568"/></text:p>
      <text:p text:style-name="Standard">EmergencyStopAll: 01.01.00.00.00.00.FF.FF</text:p>
      <text:h text:style-name="Heading_20_3" text:outline-level="3">Traction Control Command Message</text:h>
      <text:p text:style-name="Standard">MTI: Priority 1, index 15, modifier 2, addressed =&gt; MTI 0x05EA, CAN frame [195EAsss] fd dd</text:p>
      <text:p text:style-name="P20">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he instruction codes were selected with the high nibble representing protocol (0x00 for OpenLCB full protocol; 0x80 for DCC legacy; others reserved)</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number-columns-repeated="2"/>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Table_20_Contents">Set Speed/Direction</text:p>
          </table:table-cell>
          <table:table-cell table:style-name="Instructions.A2" office:value-type="string">
            <text:p text:style-name="Table_20_Contents">0x00</text:p>
          </table:table-cell>
          <table:table-cell table:style-name="Instructions.A2" table:number-columns-spanned="2" office:value-type="string">
            <text:p text:style-name="Table_20_Contents">Speed and direction as signed float16</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Set Function</text:p>
          </table:table-cell>
          <table:table-cell table:style-name="Instructions.A2" office:value-type="string">
            <text:p text:style-name="Table_20_Contents">0x01</text:p>
          </table:table-cell>
          <table:table-cell table:style-name="Instructions.A2" table:number-columns-spanned="3" office:value-type="string">
            <text:p text:style-name="Table_20_Contents">Address</text:p>
          </table:table-cell>
          <table:covered-table-cell/>
          <table:covered-table-cell/>
          <table:table-cell table:style-name="Instructions.A2" table:number-columns-spanned="2" office:value-type="string">
            <text:p text:style-name="Table_20_Contents">Value</text:p>
          </table:table-cell>
          <table:covered-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Emergency Stop</text:p>
          </table:table-cell>
          <table:table-cell table:style-name="Instructions.A2" office:value-type="string">
            <text:p text:style-name="Table_20_Contents">0x0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Speeds</text:p>
          </table:table-cell>
          <table:table-cell table:style-name="Instructions.A2" office:value-type="string">
            <text:p text:style-name="Table_20_Contents">0x1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Function</text:p>
          </table:table-cell>
          <table:table-cell table:style-name="Instructions.A2" office:value-type="string">
            <text:p text:style-name="Table_20_Contents">0x11</text:p>
          </table:table-cell>
          <table:table-cell table:style-name="Instructions.A2" table:number-columns-spanned="3" office:value-type="string">
            <text:p text:style-name="Table_20_Contents">Address</text:p>
          </table:table-cell>
          <table:covered-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3" office:value-type="string">
            <text:p text:style-name="Table_20_Contents"><text:change-start text:change-id="ct580389184"/>Controller<text:change-end text:change-id="ct580389184"/><text:change-start text:change-id="ct402444032"/> <text:change-end text:change-id="ct402444032"/><text:change-start text:change-id="ct89666656"/>Configuration<text:change-end text:change-id="ct89666656"/></text:p>
          </table:table-cell>
          <table:table-cell table:style-name="Instructions.A2" table:number-rows-spanned="3" office:value-type="string">
            <text:p text:style-name="Table_20_Contents"><text:change-start text:change-id="ct89666832"/>0x12<text:change-end text:change-id="ct89666832"/></text:p>
          </table:table-cell>
          <table:table-cell table:style-name="Instructions.A2" office:value-type="string">
            <text:p text:style-name="Table_20_Contents"><text:change-start text:change-id="ct89667008"/>Assign Controller <text:change-end text:change-id="ct89667008"/><text:change-start text:change-id="ct89667136"/>0x0<text:change-end text:change-id="ct89667136"/><text:change-start text:change-id="ct89666416"/>1<text:change-end text:change-id="ct89666416"/></text:p>
          </table:table-cell>
          <table:table-cell table:style-name="Instructions.I2" table:number-columns-spanned="6" office:value-type="string">
            <text:p text:style-name="Table_20_Contents"><text:change-start text:change-id="ct89669488"/>Controller Node ID<text:change-end text:change-id="ct89669488"/></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89669616"/>Release Controller <text:s/><text:change-end text:change-id="ct89669616"/><text:change-start text:change-id="ct89666112"/>0x0<text:change-end text:change-id="ct89666112"/><text:change-start text:change-id="ct89669856"/>2<text:change-end text:change-id="ct89669856"/></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text:change-start text:change-id="ct89670496"/>Query Controller<text:change-end text:change-id="ct89670496"/><text:change-start text:change-id="ct89670176"/> <text:change-end text:change-id="ct89670176"/><text:change-start text:change-id="ct89670768"/>0x0<text:change-end text:change-id="ct89670768"/><text:change-start text:change-id="ct89670912"/>3<text:change-end text:change-id="ct8967091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2" office:value-type="string">
            <text:p text:style-name="Standard"><text:change-start text:change-id="ct362315120"/>Consist Configuration<text:change-end text:change-id="ct362315120"/></text:p>
          </table:table-cell>
          <table:table-cell table:style-name="Instructions.A2" table:number-rows-spanned="2" office:value-type="string">
            <text:p text:style-name="Standard"><text:change-start text:change-id="ct579327888"/>0x13<text:change-end text:change-id="ct579327888"/></text:p>
          </table:table-cell>
          <table:table-cell table:style-name="Instructions.A2" office:value-type="string">
            <text:p text:style-name="Table_20_Contents"><text:change-start text:change-id="ct581044272"/>Attach Node <text:s text:c="2"/>0x01<text:change-end text:change-id="ct581044272"/></text:p>
          </table:table-cell>
          <table:table-cell table:style-name="Instructions.I2" table:number-columns-spanned="6" office:value-type="string">
            <text:p text:style-name="Table_20_Contents"><text:change-start text:change-id="ct375016992"/>Node ID<text:change-end text:change-id="ct375016992"/></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86173360"/>Detach Node <text:s text:c="3"/>0x02<text:change-end text:change-id="ct86173360"/></text:p>
          </table:table-cell>
          <table:table-cell table:style-name="Instructions.I2" table:number-columns-spanned="6" office:value-type="string">
            <text:p text:style-name="Table_20_Contents"><text:change-start text:change-id="ct579505840"/>Node ID<text:change-end text:change-id="ct579505840"/></text:p>
          </table:table-cell>
          <table:covered-table-cell/>
          <table:covered-table-cell/>
          <table:covered-table-cell/>
          <table:covered-table-cell/>
          <table:covered-table-cell/>
        </table:table-row>
        <table:table-row>
          <table:table-cell table:style-name="Instructions.A2" office:value-type="string">
            <text:p text:style-name="Table_20_Contents"><text:change-start text:change-id="ct375229888"/>Traction<text:change-end text:change-id="ct375229888"/><text:change-start text:change-id="ct358769248"/> <text:change-end text:change-id="ct358769248"/><text:change-start text:change-id="ct359017744"/>Management<text:change-end text:change-id="ct359017744"/></text:p>
          </table:table-cell>
          <table:table-cell table:style-name="Instructions.A2" office:value-type="string">
            <text:p text:style-name="Table_20_Contents"><text:change-start text:change-id="ct359146192"/>0x1<text:change-end text:change-id="ct359146192"/><text:change-start text:change-id="ct402484128"/>4<text:change-end text:change-id="ct402484128"/></text:p>
          </table:table-cell>
          <table:table-cell table:style-name="Instructions.A2" office:value-type="string">
            <text:p text:style-name="Table_20_Contents"><text:change-start text:change-id="ct359121184"/>Reserve <text:s text:c="10"/>0x0<text:change-end text:change-id="ct359121184"/><text:change-start text:change-id="ct359117312"/>1<text:change-end text:change-id="ct35911731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text:change-start text:change-id="ct358799904"/>Release <text:s/>0x0<text:change-end text:change-id="ct358799904"/><text:change-start text:change-id="ct358797888"/>2<text:change-end text:change-id="ct358797888"/></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text:change text:change-id="ct359113376"/></text:p>
      <text:p text:style-name="Standard">The Set Function instruction uses a three-byte address for brevity; it's to be interpreted with a high byte of zero to make a four byte address in the function memory space (0xFA).</text:p>
      <text:h text:style-name="Heading_20_3" text:outline-level="3">Traction Control Reply Message</text:h>
      <text:p text:style-name="Standard">MTI: Priority 1, index 15, modifier 0, addressed =&gt; MTI 0x05E8, CAN frame [195E8sss] fd dd</text:p>
      <text:p text:style-name="Standard"><text:soft-page-break/>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A1" office:value-type="string">
              <text:p text:style-name="Table_20_Heading">Byte 7</text:p>
            </table:table-cell>
            <table:table-cell table:style-name="Table2.J1" office:value-type="string">
              <text:p text:style-name="Table_20_Heading"><text:change-start text:change-id="ct402544688"/>Byte 8<text:change-end text:change-id="ct402544688"/></text:p>
            </table:table-cell>
          </table:table-row>
        </table:table-header-rows>
        <table:table-row>
          <table:table-cell table:style-name="Table2.A2" office:value-type="string">
            <text:p text:style-name="Table_20_Contents">Query Speeds Reply</text:p>
          </table:table-cell>
          <table:table-cell table:style-name="Table2.A2" office:value-type="string">
            <text:p text:style-name="Table_20_Contents">0x10</text:p>
          </table:table-cell>
          <table:table-cell table:style-name="Table2.A2" table:number-columns-spanned="2" office:value-type="string">
            <text:p text:style-name="Table_20_Contents">Set Speed</text:p>
          </table:table-cell>
          <table:covered-table-cell/>
          <table:table-cell table:style-name="Table2.A2" office:value-type="string">
            <text:p text:style-name="Table_20_Contents">Status</text:p>
          </table:table-cell>
          <table:table-cell table:style-name="Table2.A2" table:number-columns-spanned="2" office:value-type="string">
            <text:p text:style-name="Table_20_Contents">Commanded Speed</text:p>
          </table:table-cell>
          <table:covered-table-cell/>
          <table:table-cell table:style-name="Table2.A2" table:number-columns-spanned="2" office:value-type="string">
            <text:p text:style-name="Table_20_Contents">Actual Speed</text:p>
          </table:table-cell>
          <table:covered-table-cell/>
          <table:table-cell table:style-name="Table2.J2" office:value-type="string">
            <text:p text:style-name="Table_20_Contents"/>
          </table:table-cell>
        </table:table-row>
        <table:table-row>
          <table:table-cell table:style-name="Table2.A2" office:value-type="string">
            <text:p text:style-name="Table_20_Contents">Query Function Reply</text:p>
          </table:table-cell>
          <table:table-cell table:style-name="Table2.A2" office:value-type="string">
            <text:p text:style-name="Table_20_Contents">0x11</text:p>
          </table:table-cell>
          <table:table-cell table:style-name="Table2.A2" table:number-columns-spanned="3" office:value-type="string">
            <text:p text:style-name="Table_20_Contents">Address</text:p>
          </table:table-cell>
          <table:covered-table-cell/>
          <table:covered-table-cell/>
          <table:table-cell table:style-name="Table2.A2" table:number-columns-spanned="2" office:value-type="string">
            <text:p text:style-name="Table_20_Contents">Value</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3" office:value-type="string">
            <text:p text:style-name="Table_20_Contents"><text:change-start text:change-id="ct579304768"/>Controller<text:change-end text:change-id="ct579304768"/><text:change-start text:change-id="ct581118176"/> <text:change-end text:change-id="ct581118176"/><text:change-start text:change-id="ct358809088"/>Configuration<text:change-end text:change-id="ct358809088"/><text:change-start text:change-id="ct579997328"/> Reply<text:change-end text:change-id="ct579997328"/></text:p>
          </table:table-cell>
          <table:table-cell table:style-name="Table2.A2" table:number-rows-spanned="3" office:value-type="string">
            <text:p text:style-name="Table_20_Contents"><text:change-start text:change-id="ct358809184"/>0x<text:change-end text:change-id="ct358809184"/><text:change-start text:change-id="ct358808608"/>1<text:change-end text:change-id="ct358808608"/><text:change-start text:change-id="ct358809280"/>2<text:change-end text:change-id="ct358809280"/></text:p>
          </table:table-cell>
          <table:table-cell table:style-name="Table2.A2" office:value-type="string">
            <text:p text:style-name="Table_20_Contents"><text:change-start text:change-id="ct358808352"/>Assign Controller Reply <text:change-end text:change-id="ct358808352"/><text:change-start text:change-id="ct358809376"/>0x0<text:change-end text:change-id="ct358809376"/><text:change-start text:change-id="ct359097760"/>1<text:change-end text:change-id="ct359097760"/></text:p>
          </table:table-cell>
          <table:table-cell table:style-name="Table2.A2" office:value-type="string">
            <text:p text:style-name="Table_20_Contents"><text:change-start text:change-id="ct358809648"/>Result:<text:line-break/>0 == OK<text:line-break/>Non-zero == Failed<text:change-end text:change-id="ct358809648"/></text:p>
          </table:table-cell>
          <table:table-cell table:style-name="Table2.A2" office:value-type="string">
            <text:p text:style-name="Table_20_Contents"><text:change-start text:change-id="ct358809744"/>Fail<text:change-end text:change-id="ct358809744"/><text:change-start text:change-id="ct358809840"/> Code<text:change-end text:change-id="ct358809840"/><text:change-start text:change-id="ct359078080"/>: 1=Active Controller <text:s/>Refused<text:change-end text:change-id="ct35907808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text:change-start text:change-id="ct358810192"/>Query Controller Reply <text:change-end text:change-id="ct358810192"/><text:change-start text:change-id="ct358810288"/>0x0<text:change-end text:change-id="ct358810288"/><text:change-start text:change-id="ct359076752"/>3<text:change-end text:change-id="ct359076752"/></text:p>
          </table:table-cell>
          <table:table-cell table:style-name="Table2.A2" table:number-columns-spanned="6" office:value-type="string">
            <text:p text:style-name="Table_20_Contents"><text:change-start text:change-id="ct358810384"/>Active Controller (0.0.0<text:change-end text:change-id="ct358810384"/><text:change-start text:change-id="ct359071712"/>.0.0.0 if no controller active)<text:change-end text:change-id="ct359071712"/></text:p>
          </table:table-cell>
          <table:covered-table-cell/>
          <table:covered-table-cell/>
          <table:covered-table-cell/>
          <table:covered-table-cell/>
          <table:covered-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text:change-start text:change-id="ct358810480"/>Controller Changed Notify <text:change-end text:change-id="ct358810480"/><text:change-start text:change-id="ct359069536"/>0x0<text:change-end text:change-id="ct359069536"/><text:change-start text:change-id="ct358810576"/>4<text:change-end text:change-id="ct358810576"/></text:p>
          </table:table-cell>
          <table:table-cell table:style-name="Table2.A2" table:number-columns-spanned="6" office:value-type="string">
            <text:p text:style-name="Table_20_Contents"><text:change-start text:change-id="ct359068544"/>New Active Controller Node ID<text:change-end text:change-id="ct359068544"/></text:p>
          </table:table-cell>
          <table:covered-table-cell/>
          <table:covered-table-cell/>
          <table:covered-table-cell/>
          <table:covered-table-cell/>
          <table:covered-table-cell/>
          <table:table-cell table:style-name="Table2.J2" office:value-type="string">
            <text:p text:style-name="Table_20_Contents"/>
          </table:table-cell>
        </table:table-row>
        <table:table-row>
          <table:table-cell table:style-name="Table2.A2" table:number-rows-spanned="2" office:value-type="string">
            <text:p text:style-name="Standard"><text:change-start text:change-id="ct402484000"/>Consist Configuration <text:s/>Reply<text:change-end text:change-id="ct402484000"/></text:p>
          </table:table-cell>
          <table:table-cell table:style-name="Table2.A2" table:number-rows-spanned="2" office:value-type="string">
            <text:p text:style-name="Standard"><text:change-start text:change-id="ct401661152"/>0x<text:change-end text:change-id="ct401661152"/><text:change-start text:change-id="ct90127280"/>13<text:change-end text:change-id="ct90127280"/></text:p>
          </table:table-cell>
          <table:table-cell table:style-name="Table2.A2" office:value-type="string">
            <text:p text:style-name="Table_20_Contents"><text:change-start text:change-id="ct579488400"/>Attach Node Reply <text:s/>0x01<text:change-end text:change-id="ct579488400"/></text:p>
          </table:table-cell>
          <table:table-cell table:style-name="Table2.A2" table:number-columns-spanned="6" office:value-type="string">
            <text:p text:style-name="Table_20_Contents"><text:change-start text:change-id="ct581099936"/>Node ID<text:change-end text:change-id="ct581099936"/></text:p>
          </table:table-cell>
          <table:covered-table-cell/>
          <table:covered-table-cell/>
          <table:covered-table-cell/>
          <table:covered-table-cell/>
          <table:covered-table-cell/>
          <table:table-cell table:style-name="Table2.J2" office:value-type="string">
            <text:p text:style-name="Table_20_Contents"><text:change-start text:change-id="ct580029056"/>Reply Code<text:change-end text:change-id="ct580029056"/></text:p>
          </table:table-cell>
        </table:table-row>
        <table:table-row>
          <table:covered-table-cell/>
          <table:covered-table-cell/>
          <table:table-cell table:style-name="Table2.A2" office:value-type="string">
            <text:p text:style-name="Table_20_Contents"><text:change-start text:change-id="ct579488496"/>Detach Node Reply <text:s text:c="3"/>0x02<text:change-end text:change-id="ct579488496"/></text:p>
          </table:table-cell>
          <table:table-cell table:style-name="Table2.A2" table:number-columns-spanned="6" office:value-type="string">
            <text:p text:style-name="Table_20_Contents"><text:change-start text:change-id="ct374936656"/>Node ID<text:change-end text:change-id="ct374936656"/></text:p>
          </table:table-cell>
          <table:covered-table-cell/>
          <table:covered-table-cell/>
          <table:covered-table-cell/>
          <table:covered-table-cell/>
          <table:covered-table-cell/>
          <table:table-cell table:style-name="Table2.J2" office:value-type="string">
            <text:p text:style-name="Table_20_Contents"><text:change-start text:change-id="ct89912784"/>Reply Code<text:change-end text:change-id="ct89912784"/></text:p>
          </table:table-cell>
        </table:table-row>
        <table:table-row>
          <table:table-cell table:style-name="Table2.A2" office:value-type="string">
            <text:p text:style-name="Table_20_Contents"><text:change-start text:change-id="ct579995168"/>Traction<text:change-end text:change-id="ct579995168"/><text:change-start text:change-id="ct358811344"/> Management<text:change-end text:change-id="ct358811344"/><text:change-start text:change-id="ct402386256"/> Reply<text:change-end text:change-id="ct402386256"/></text:p>
          </table:table-cell>
          <table:table-cell table:style-name="Table2.A2" office:value-type="string">
            <text:p text:style-name="Table_20_Contents"><text:change-start text:change-id="ct358811440"/>0x1<text:change-end text:change-id="ct358811440"/><text:change-start text:change-id="ct402329808"/>4<text:change-end text:change-id="ct402329808"/></text:p>
          </table:table-cell>
          <table:table-cell table:style-name="Table2.A2" office:value-type="string">
            <text:p text:style-name="Table_20_Contents"><text:change-start text:change-id="ct358811536"/>Reserve Reply <text:s/>0x01<text:change-end text:change-id="ct358811536"/></text:p>
          </table:table-cell>
          <table:table-cell table:style-name="Table2.A2" office:value-type="string">
            <text:p text:style-name="Table_20_Contents"><text:change-start text:change-id="ct358811088"/>Result:<text:line-break/>0 == OK<text:line-break/>Non-zero == Failed<text:change-end text:change-id="ct358811088"/></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
      <text:p text:style-name="Standard"><text:change-start text:change-id="ct358807392"/><text:soft-page-break/>Controller configuration tracks the node that is controlling the train node. In order to operate a train the controller must be first assigned. <text:s/>A train node shall not respond to a traction message if it not defined as the current Active Controller.</text:p>
      <text:p text:style-name="Standard"><text:change-end text:change-id="ct358807392"/>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2">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 text:change-id="ct358804240"/></text:p>
      <text:h text:style-name="Heading_20_2" text:outline-level="2">States</text:h>
      <text:p text:style-name="Standard">Full OpenLCB nodes:</text:p>
      <text:list xml:id="list6609827792337018407" text:style-name="L11">
        <text:list-item>
          <text:p text:style-name="P43">Set Speed – The speed set by a throttle, the content of the most recent “set speed” instruction</text:p>
        </text:list-item>
        <text:list-item>
          <text:p text:style-name="P43">Commanded Speed – the current speed that is intended. <text:s/>This may lag behind the set speed intentionally due to momentum settings, etc.</text:p>
        </text:list-item>
        <text:list-item>
          <text:p text:style-name="P43">Current Speed – a physical state, the speed at which the object is currently moving</text:p>
        </text:list-item>
      </text:list>
      <text:p text:style-name="Standard">Emergency stop is not a state.<text:change text:change-id="ct358817408"/></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p>
      <text:p text:style-name="Standard"><text:soft-page-break/>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text:soft-page-break/>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358824672"/></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14">“Function Definition Information”, similar in intent to Configu</text:span>ration Definition Information (CDI) is stored in XML format in address space 0xFA to provide user-oriented context. That includes:</text:p>
      <text:list xml:id="list6549501662710689836" text:style-name="L12">
        <text:list-item>
          <text:p text:style-name="P44">Memory layout of the function values, allowing for multiple data types from binary (one and off for lights) through integer values (for e.g. sound intensities) and strings (sign displays?).</text:p>
        </text:list-item>
        <text:list-item>
          <text:p text:style-name="P44">Function naming, so that a throttle can display useful names to the user such as "Bell", "Coupler Clank" and "Master Volume". This includes internationalization of those labels.</text:p>
        </text:list-item>
      </text:list>
      <text:p text:style-name="Standard">What else ne<text:span text:style-name="T14">eds to be conveyed? "Make this prominent on the throttle"? "Have this there, just a little less prominent"? "Seriously, nobody cares about this option, bury it"?</text:span></text:p>
      <text:p text:style-name="Standard"><text:span text:style-name="T2">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13">Survey of existing function names</text:span></text:a><text:span text:style-name="T2">).</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4">Function values are stored in the 0xF9 memory space. They are written using the memory configuration protocol or using the Set Function instruction.</text:p>
      <text:h text:style-name="Heading_20_3" text:outline-level="3">Train Configuration</text:h>
      <text:p text:style-name="P21">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26">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26">One approach to standards in this area would be extend ACDI/SNIP. Those currently have a block for manufacturer identification, and a block for user identification. Those are both versioned. We could take (one of) several approaches:</text:p>
      <text:list xml:id="list8210463164582979037" text:style-name="L13">
        <text:list-item>
          <text:p text:style-name="P50">Extend them with a third block, only present when the node implements the train protocol (as seen in PIP). To allow later introduction of more types, this block would have some versioning/type information, but that's straightforward.</text:p>
        </text:list-item>
        <text:list-item>
          <text:p text:style-name="P50">Create a version 2 of the user block, which holds additional data. (This would be using 2 as a format identifier, rather than a version number; that might make versioning complicated)</text:p>
        </text:list-item>
      </text:list>
      <text:p text:style-name="P27"><text:span text:style-name="T2">Suitable content for a (first version of) this might be (from [ </text:span><text:a xlink:type="simple" xlink:href="http://jmri.org/JavaDoc/doc/jmri/jmrit/roster/RosterEntry.html"><text:span text:style-name="T15">http://jmri.org/JavaDoc/doc/jmri/jmrit/roster/RosterEntry.html</text:span></text:a><text:span text:style-name="T2"> JMRI roster], see also similar concepts in [rocrail.net RocRail]):</text:span></text:p>
      <text:list xml:id="list159251930197504199" text:style-name="L14">
        <text:list-item>
          <text:p text:style-name="P51">Road Name</text:p>
        </text:list-item>
        <text:list-item>
          <text:p text:style-name="P51">Road Number</text:p>
        </text:list-item>
      </text:list>
      <text:p text:style-name="P26">(Manufacturer, model, owner description, comments, etc are already present in ACDI/SNI)</text:p>
      <text:p text:style-name="P26">For DCC locomotives, more terms might be desired:</text:p>
      <text:list xml:id="list1418772641488136804" text:style-name="L15">
        <text:list-item>
          <text:p text:style-name="P52">DCC Address</text:p>
        </text:list-item>
        <text:list-item>
          <text:p text:style-name="P52">Decoder Type (Manufacturer, model)</text:p>
        </text:list-item>
      </text:list>
      <text:p text:style-name="P25"/>
      <text:h text:style-name="Heading_20_3" text:outline-level="3"><text:soft-page-break/>Train Identification</text:h>
      <text:p text:style-name="Standard">OpenLCB Train nodes use:</text:p>
      <text:list xml:id="list6278524746247069574" text:style-name="L16">
        <text:list-item>
          <text:p text:style-name="P45">The Event Transport protocol to locate Train nodes</text:p>
        </text:list-item>
        <text:list-item>
          <text:p text:style-name="P45">PIP for enquiry about the support</text:p>
        </text:list-item>
        <text:list-item>
          <text:p text:style-name="P45">SNII and/or Memory configuration, CDI &amp; ACDI <text:s/>for identification of a specific train node.</text:p>
        </text:list-item>
      </text:list>
      <text:p text:style-name="P4">Trains are OpenLCB nodes just like any other. As such, they can take part in protocols such as Node Verification and Simple Node Information which allows other nodes to learn about them.</text:p>
      <text:p text:style-name="P4">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4">The train acquisition process simplifies locating desired train nodes so that small hand-held throttle nodes can efficiently take part. It does this using several approaches, which can be used as needed by throttles:</text:p>
      <text:list xml:id="list7402627235451114614" text:style-name="L17">
        <text:list-item>
          <text:p text:style-name="P36">Events are used to announce the existence and status of Train nodes</text:p>
        </text:list-item>
        <text:list-item>
          <text:p text:style-name="P36">Train nodes will generally implement the Simple Node Information protocol so that throttles can get basic, user-readable identification from them</text:p>
        </text:list-item>
        <text:list-item>
          <text:p text:style-name="P36">A search protocol is (being) defined to make it possible to locate individual Train nodes without having to read information from all of them</text:p>
        </text:list-item>
      </text:list>
      <text:p text:style-name="P4">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9">An IdentifyProducer request will therefore find all the train nodes on the OpenLCB, and further protocols can be used to get additional information on the individual Train nodes it locates.</text:span></text:p>
      <text:p text:style-name="P4">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2">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15">here</text:span></text:a><text:span text:style-name="T2"> in pdf format and </text:span><text:a xlink:type="simple" xlink:href="http://www.mustangpeak.net/SearchProtocol.otd"><text:span text:style-name="T15">here</text:span></text:a><text:span text:style-name="T2"> in OpenOffice Writ</text:span><text:change text:change-id="ct361985856"/><text:change-start text:change-id="ct361979360"/></text:p>
      <text:p text:style-name="P4"><text:change-end text:change-id="ct361979360"/><text:change text:change-id="ct361982976"/></text:p>
      <text:h text:style-name="Heading_20_1" text:outline-level="1">Background Information</text:h>
      <text:p text:style-name="Text_20_body"/>
      <text:h text:style-name="Heading_20_2" text:outline-level="2"><text:soft-page-break/>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4"><text:span text:style-name="T9">The use of </text:span><text:span text:style-name="T10">scale</text:span><text:span text:style-name="T11">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2">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text:soft-page-break/>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4122460944745248276" text:style-name="L18">
        <text:list-item>
          <text:p text:style-name="P46">Memory layout of the function values, allowing for multiple data types from binary (one and off for lights) through integer values (for e.g. sound intensities) and strings (sign displays?).</text:p>
        </text:list-item>
        <text:list-item>
          <text:p text:style-name="P46">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4">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text:soft-page-break/>useful in a world where throttles generally have only about a dozen buttons, but decoders have many output options.</text:p>
      <text:p text:style-name="P21">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6599275521426612655" text:style-name="L19">
        <text:list-item>
          <text:p text:style-name="P47">Function Group One: 5 (F0-F4)</text:p>
        </text:list-item>
        <text:list-item>
          <text:p text:style-name="P47">Function Group Two: 8 (F5-F12)</text:p>
        </text:list-item>
        <text:list-item>
          <text:p text:style-name="P47">Binary State Control: 32767 (15bits) (note: different address space!)</text:p>
        </text:list-item>
        <text:list-item>
          <text:p text:style-name="P47">Feature Expansion Command 11110: 8 (F13-F20)</text:p>
        </text:list-item>
        <text:list-item>
          <text:p text:style-name="P47">Feature Expansion Command 11111: 8 (F21-F28)</text:p>
        </text:list-item>
      </text:list>
      <text:p text:style-name="P21"><text:soft-page-break/>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968238863" text:continue-list="list1715090075" text:style-name="L5">
        <text:list-item>
          <text:p text:style-name="P7">Road Name</text:p>
        </text:list-item>
        <text:list-item>
          <text:p text:style-name="P7">Road Number</text:p>
        </text:list-item>
        <text:list-item>
          <text:p text:style-name="P7">(Manufacturer, model, owner description, comments, etc are already present in ACDI/SNI)</text:p>
        </text:list-item>
        <text:list-item>
          <text:p text:style-name="P7">For DCC locomotives, more terms might be desired:</text:p>
        </text:list-item>
        <text:list-item>
          <text:p text:style-name="P7">DCC Address</text:p>
        </text:list-item>
        <text:list-item>
          <text:p text:style-name="P7">Decoder Type (Manufacturer, model)<text:change text:change-id="ct362000880"/></text:p>
        </text:list-item>
      </text:list>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text:soft-page-break/>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text:soft-page-break/>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2669928361238670527" text:style-name="L20">
        <text:list-item>
          <text:p text:style-name="P48">Run multiple diesel engines together as a model MU</text:p>
        </text:list-item>
        <text:list-item>
          <text:p text:style-name="P48">Run helper locomotives together due to a shortage of (real) engineers</text:p>
        </text:list-item>
        <text:list-item>
          <text:p text:style-name="P48">Connect multiple pieces of rolling stock (passenger cars, cabooses) together to make it easier to control sound and lighting effects</text:p>
        </text:list-item>
        <text:list-item>
          <text:p text:style-name="P48">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930116875009966845" text:style-name="L21">
        <text:list-item>
          <text:p text:style-name="P49">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49">Function Control - Although the setup process may be able to map or reassign functions in the consist-member nodes, in the end this protocol is just a pass-through of the function instructions and memory access protocol operations.</text:p>
        </text:list-item>
        <text:list-item>
          <text:p text:style-name="P49">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49">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362013184"/><text:change text:change-id="ct362013040"/><text:change text:change-id="ct362012912"/><text:change text:change-id="ct362012784"/><text:change text:change-id="ct362012656"/><text:change text:change-id="ct362012496"/></text:p>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text:s/>1 Introduction<text:tab/>1</text:p>
          <text:p text:style-name="P30"><text:s/>1.1 Terminology<text:tab/>1</text:p>
          <text:p text:style-name="P30"><text:s/>1.2 Served Use Cases<text:tab/>2</text:p>
          <text:p text:style-name="P28"><text:s/>1.2.1 Train Operation<text:tab/>2</text:p>
          <text:p text:style-name="P28"><text:s/>1.2.2 Large Modular Layout<text:tab/>2</text:p>
          <text:p text:style-name="P28"><text:s/>1.2.3 Train on New Layout<text:tab/>2</text:p>
          <text:p text:style-name="P30"><text:s/>1.3 Unserved Use Cases<text:tab/>3</text:p>
          <text:p text:style-name="P28"><text:s/>1.3.1 Multiple Independent Command Stations<text:tab/>3</text:p>
          <text:p text:style-name="P28"><text:s/>1.3.2 Improved Legacy Addressing<text:tab/>3</text:p>
          <text:p text:style-name="P28"><text:s/>1.3.3 Third-Party Communications<text:tab/>3</text:p>
          <text:p text:style-name="P29"><text:s/>2 Specified Sections<text:tab/>3</text:p>
          <text:p text:style-name="P30"><text:s/>2.1 Introduction<text:tab/>3</text:p>
          <text:p text:style-name="P30"><text:s/>2.2 Intended Use<text:tab/>3</text:p>
          <text:p text:style-name="P30"><text:s/>2.3 Reference and Context<text:tab/>3</text:p>
          <text:p text:style-name="P30"><text:s/>2.4 Message Formats<text:tab/>4</text:p>
          <text:p text:style-name="P28"><text:s/>2.4.1 Defined Event IDs<text:tab/>4</text:p>
          <text:p text:style-name="P28"><text:s/>2.4.2 Traction Control Command Message<text:tab/>4</text:p>
          <text:p text:style-name="P28"><text:s/>2.4.3 Traction Control Reply Message<text:tab/>5</text:p>
          <text:p text:style-name="P30"><text:s/>2.5 States<text:tab/>6</text:p>
          <text:p text:style-name="P30"><text:s/>2.6 Memory Spaces<text:tab/>6</text:p>
          <text:p text:style-name="P28"><text:s/>2.6.1 Configuration Information<text:tab/>6</text:p>
          <text:p text:style-name="P28"><text:s/>2.6.2 CDI<text:tab/>6</text:p>
          <text:p text:style-name="P28"><text:s/>2.6.3 Function Information 0xF9<text:tab/>6</text:p>
          <text:p text:style-name="P28"><text:s/>2.6.4 Function Definition Information FDI 0xFA<text:tab/>7</text:p>
          <text:p text:style-name="P30"><text:s/>2.7 Interactions<text:tab/>8</text:p>
          <text:p text:style-name="P28"><text:s/>2.7.1 Emergency Stop<text:tab/>8</text:p>
          <text:p text:style-name="P28"><text:s/>2.7.2 Function Operation<text:tab/>8</text:p>
          <text:p text:style-name="P28"><text:s/>2.7.3 Train Configuration<text:tab/>8</text:p>
          <text:p text:style-name="P28"><text:s/>2.7.4 Train Identification<text:tab/>9</text:p>
          <text:p text:style-name="P29"><text:s/>3 Background Information<text:tab/>9</text:p>
          <text:p text:style-name="P30"><text:s/>3.1 Speed Control<text:tab/>10</text:p>
          <text:p text:style-name="P30"><text:s/>3.2 Function Control<text:tab/>11</text:p>
          <text:p text:style-name="P28"><text:s/>3.2.1 Outputs vs Functions<text:tab/>11</text:p>
          <text:p text:style-name="P28"><text:s/>3.2.2 Legacy Function Control<text:tab/>12</text:p>
          <text:p text:style-name="P30"><text:s/>3.3 Configuration<text:tab/>13</text:p>
          <text:p text:style-name="P30"><text:s/>3.4 How to find human-readable loco information<text:tab/>13</text:p>
          <text:p text:style-name="P30"><text:s/>3.5 Consisting<text:tab/>15</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6" draw:name="PowerPlusWaterMarkObject3" draw:style-name="Mgr1" draw:text-style-name="MP3" svg:width="6.5461in" svg:height="2.6185in" draw:transform="skewX (-6.73624118882306E-017) rotate (0.7853981633973) translate (6.02534448818898in 6.01041666666667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span text:style-name="Page_20_Number"><text:span text:style-name="MT2"><text:date style:data-style-name="N75" text:date-value="2014-02-23T14:11:45">Feb 23, 2014</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2-23T14:11:45">Feb 23,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4</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span text:style-name="Page_20_Number"><text:span text:style-name="MT4"><text:date style:data-style-name="N75" text:date-value="2014-02-23T14:11:45">Feb 23,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61</meta:editing-cycles>
    <meta:editing-duration>P1DT20H23S</meta:editing-duration>
    <meta:generator>OpenOffice/4.0.1$Unix OpenOffice.org_project/401m5$Build-9714</meta:generator>
    <dc:date>2014-02-23T14:11:44</dc:date>
    <dc:creator>Jim Kueneman</dc:creator>
    <meta:printed-by>Bob Jacobsen</meta:printed-by>
    <meta:print-date>2013-05-02T11:02:19</meta:print-date>
    <meta:document-statistic meta:table-count="4" meta:image-count="2" meta:object-count="0" meta:page-count="17" meta:paragraph-count="442" meta:word-count="8839" meta:character-count="53856"/>
    <meta:user-defined meta:name="Info 1"/>
    <meta:user-defined meta:name="Info 2"/>
    <meta:user-defined meta:name="Info 3"/>
    <meta:user-defined meta:name="Info 4"/>
  </office:meta>
</office:document-meta>
</file>